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2.0555in"/>
    </style:style>
    <style:style style:name="co5" style:family="table-column">
      <style:table-column-properties fo:break-before="auto" style:column-width="2.4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5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  <style:map style:condition="cell-content()&gt;36000000" style:apply-style-name="OutOfBounds" style:base-cell-address="Sheet1.D34"/>
      <style:map style:condition="cell-content()&lt;6000000" style:apply-style-name="OutOfBounds" style:base-cell-address="Sheet1.D3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column table:style-name="co6" table:number-columns-repeated="4" table:default-cell-style-name="ce1"/>
        <table:table-row table:style-name="ro1">
          <table:table-cell table:style-name="Default" table:number-columns-repeated="15"/>
        </table:table-row>
        <table:table-row table:style-name="ro1">
          <table:table-cell table:style-name="Default"/>
          <table:table-cell/>
          <table:table-cell table:style-name="ce1" table:number-columns-repeated="9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Hz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ycles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PLLQ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LL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LLN</text:p>
          </table:table-cell>
          <table:table-cell office:value-type="float" office:value="336" calcext:value-type="float">
            <text:p>33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LLP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OSC-IN</text:p>
          </table:table-cell>
          <table:table-cell office:value-type="string" calcext:value-type="string">
            <text:p>HSE</text:p>
          </table:table-cell>
          <table:table-cell office:value-type="float" office:value="8000000" calcext:value-type="float">
            <text:p>800000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PPRE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PRE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VCO</text:p>
          </table:table-cell>
          <table:table-cell table:formula="of:=[.D10] * [.D8]/[.D7]" office:value-type="float" office:value="336000000" calcext:value-type="float">
            <text:p>33600000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8"/>
          <table:table-cell office:value-type="string" calcext:value-type="string">
            <text:p>OSC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SYSCLK</text:p>
          </table:table-cell>
          <table:table-cell office:value-type="string" calcext:value-type="string">
            <text:p>PRESCALE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General clock</text:p>
          </table:table-cell>
          <table:table-cell table:formula="of:=[.D16]/[.D9]" office:value-type="float" office:value="168000000" calcext:value-type="float">
            <text:p>168000000</text:p>
          </table:table-cell>
          <table:table-cell table:number-columns-repeated="11"/>
        </table:table-row>
        <table:table-row table:style-name="ro1" table:number-rows-repeated="7">
          <table:table-cell table:number-columns-repeated="15"/>
        </table:table-row>
        <table:table-row table:style-name="ro2">
          <table:table-cell/>
          <table:table-cell office:value-type="string" calcext:value-type="string">
            <text:p>ADCx</text:p>
          </table:table-cell>
          <table:table-cell office:value-type="string" calcext:value-type="string">
            <text:p>APB2</text:p>
          </table:table-cell>
          <table:table-cell table:formula="of:=[.D20]/[.D12]" office:value-type="float" office:value="84000000" calcext:value-type="float">
            <text:p>8400000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APB1</text:p>
          </table:table-cell>
          <table:table-cell table:formula="of:=[.D20]/[.D13]" office:value-type="float" office:value="42000000" calcext:value-type="float">
            <text:p>42000000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DCPRE Divide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3">
          <table:table-cell/>
          <table:table-cell table:style-name="ce2" office:value-type="string" calcext:value-type="string">
            <text:p>36Mhz Max see data sheet</text:p>
          </table:table-cell>
          <table:table-cell office:value-type="string" calcext:value-type="string">
            <text:p>ADCCLK</text:p>
          </table:table-cell>
          <table:table-cell table:style-name="ce5" table:formula="of:=[.D28]/[.D33]" office:value-type="float" office:value="21000000" calcext:value-type="float">
            <text:p>21000000</text:p>
          </table:table-cell>
          <table:table-cell table:number-columns-repeated="11"/>
        </table:table-row>
        <table:table-row table:style-name="ro1" table:number-rows-repeated="3">
          <table:table-cell table:number-columns-repeated="11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DC CYCLE</text:p>
          </table:table-cell>
          <table:table-cell/>
          <table:table-cell table:formula="of:=1/[.D34]" office:value-type="float" office:value="0.0000000476190476190476" calcext:value-type="float">
            <text:p>4.76190476190476E-008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10 Bit Conversion cycles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12 Bit conversion cycles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ampling time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4"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ce4" table:number-columns-repeated="5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Tconv</text:p>
          </table:table-cell>
          <table:table-cell table:style-name="ce4"/>
          <table:table-cell table:style-name="ce4" table:formula="of:=[.F46]*[.E38]" office:value-type="float" office:value="0.000000714285714285714" calcext:value-type="float">
            <text:p>7.14285714285714E-007</text:p>
          </table:table-cell>
          <table:table-cell table:style-name="ce4" table:formula="of:=[.F43]+[.F42]" office:value-type="float" office:value="15" calcext:value-type="float">
            <text:p>15</text:p>
          </table:table-cell>
          <table:table-cell table:style-name="ce4"/>
          <table:table-cell table:style-name="Default" table:number-columns-repeated="8"/>
        </table:table-row>
        <table:table-row table:style-name="ro1" table:number-rows-repeated="5">
          <table:table-cell table:number-columns-repeated="2"/>
          <table:table-cell table:style-name="ce1" table:number-columns-repeated="3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ADCPRE Divide</text:p>
          </table:table-cell>
          <table:table-cell table:style-name="ce1" office:value-type="string" calcext:value-type="string">
            <text:p>common ctl register</text:p>
          </table:table-cell>
          <table:table-cell table:style-name="ce1" office:value-type="string" calcext:value-type="string">
            <text:p>mcuconf.h</text:p>
          </table:table-cell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Sample time</text:p>
          </table:table-cell>
          <table:table-cell table:style-name="ce1" office:value-type="string" calcext:value-type="string">
            <text:p>SMPR register</text:p>
          </table:table-cell>
          <table:table-cell table:style-name="ce1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Sample rate</text:p>
          </table:table-cell>
          <table:table-cell table:style-name="ce1" office:value-type="string" calcext:value-type="string">
            <text:p>depends on software?</text:p>
          </table:table-cell>
          <table:table-cell table:style-name="ce1" office:value-type="string" calcext:value-type="string">
            <text:p>measure empirically?</text:p>
          </table:table-cell>
          <table:table-cell table:style-name="Default" table:number-columns-repeated="10"/>
        </table:table-row>
        <table:table-row table:style-name="ro1" table:number-rows-repeated="3">
          <table:table-cell table:number-columns-repeated="2"/>
          <table:table-cell table:style-name="ce1" table:number-columns-repeated="3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table:number-columns-repeated="3"/>
          <table:table-cell table:style-name="Default" table:number-columns-repeated="10"/>
        </table:table-row>
        <calcext:conditional-formats>
          <calcext:conditional-format calcext:target-range-address="Sheet1.D34:Sheet1.D34">
            <calcext:condition calcext:apply-style-name="OutOfBounds" calcext:value="&gt;36000000" calcext:base-cell-address="Sheet1.D34"/>
            <calcext:condition calcext:apply-style-name="OutOfBounds" calcext:value="&lt;6000000" calcext:base-cell-address="Sheet1.D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OfBounds" style:family="table-cell" style:parent-style-name="Default">
      <style:text-properties fo:color="#cc000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8:41:57.066562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12:22:31.895949613</meta:creation-date>
    <meta:editing-duration>PT33M51S</meta:editing-duration>
    <meta:editing-cycles>4</meta:editing-cycles>
    <meta:generator>LibreOffice/4.2.5.2$Linux_X86_64 LibreOffice_project/420m0$Build-2</meta:generator>
    <dc:date>2014-07-28T10:12:32.277069452</dc:date>
    <meta:document-statistic meta:table-count="1" meta:cell-count="56" meta:object-count="0"/>
  </office:meta>
</office:document-meta>
</file>